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, sans-serif"/>
    <style:font-face style:name="Lato1" svg:font-family="Lato, apple-system, BlinkMacSystemFont, 'Segoe UI', Roboto, 'Helvetica Neue', Arial, sans-serif, 'Apple Color Emoji', 'Segoe UI Emoji', 'Segoe UI Symbol'"/>
    <style:font-face style:name="Lato" svg:font-family="Lato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Lato1" fo:font-size="11.25pt" fo:letter-spacing="normal" fo:font-style="normal" fo:font-weight="bold"/>
    </style:style>
    <style:style style:name="P2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Lato1" fo:font-size="11.2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247cm" loext:contextual-spacing="false" style:line-height-at-least="0.37cm" fo:text-align="start" style:justify-single-word="false" fo:orphans="2" fo:widows="2" fo:text-indent="0cm" style:auto-text-indent="false"/>
      <style:text-properties fo:font-variant="normal" fo:text-transform="none" fo:color="#212529" style:font-name="Lato1" fo:font-size="11.2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247cm" loext:contextual-spacing="false" style:line-height-at-least="0.423cm" fo:text-align="start" style:justify-single-word="false" fo:orphans="2" fo:widows="2" fo:text-indent="0cm" style:auto-text-indent="false"/>
      <style:text-properties fo:font-variant="normal" fo:text-transform="none" fo:color="#212529" style:font-name="Lato1" fo:font-size="11.25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.247cm" loext:contextual-spacing="false" style:line-height-at-least="0.397cm" fo:text-align="start" style:justify-single-word="false" fo:orphans="2" fo:widows="2" fo:text-indent="0cm" style:auto-text-indent="false"/>
      <style:text-properties fo:font-variant="normal" fo:text-transform="none" fo:color="#212529" style:font-name="Lato1" fo:font-size="11.25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12529" fo:letter-spacing="normal"/>
    </style:style>
    <style:style style:name="P7" style:family="paragraph" style:parent-style-name="Text_20_body">
      <style:paragraph-properties fo:margin-left="0cm" fo:margin-right="0cm" fo:margin-top="0cm" fo:margin-bottom="0.247cm" loext:contextual-spacing="false" style:line-height-at-least="0.423cm" fo:text-align="start" style:justify-single-word="false" fo:orphans="2" fo:widows="2" fo:text-indent="0cm" style:auto-text-indent="false"/>
      <style:text-properties fo:font-variant="normal" fo:text-transform="none" fo:color="#212529" fo:letter-spacing="normal"/>
    </style:style>
    <style:style style:name="P8" style:family="paragraph" style:parent-style-name="Text_20_body">
      <style:paragraph-properties fo:margin-left="0cm" fo:margin-right="0cm" fo:margin-top="0cm" fo:margin-bottom="0.247cm" loext:contextual-spacing="false" style:line-height-at-least="0.423cm" fo:text-align="start" style:justify-single-word="false" fo:orphans="2" fo:widows="2" fo:text-indent="0cm" style:auto-text-indent="false"/>
      <style:text-properties fo:font-variant="normal" fo:text-transform="none" fo:color="#212529" style:font-name="Lato" fo:font-size="11.5pt" fo:letter-spacing="normal" fo:font-style="normal" fo:font-weight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Lato" fo:font-size="11.5pt" fo:letter-spacing="normal" fo:font-style="normal" fo:font-weight="normal"/>
    </style:style>
    <style:style style:name="T1" style:family="text">
      <style:text-properties fo:color="#d4d4d4"/>
    </style:style>
    <style:style style:name="T2" style:family="text">
      <style:text-properties style:font-name="Lato1" fo:font-size="11.25pt" fo:font-style="normal" fo:font-weight="normal"/>
    </style:style>
    <style:style style:name="T3" style:family="text">
      <style:text-properties style:font-name="Lato1" fo:font-size="11.25pt" fo:font-style="normal" fo:font-weight="normal" fo:background-color="#ffff00" loext:char-shading-value="0"/>
    </style:style>
    <style:style style:name="T4" style:family="text">
      <style:text-properties style:font-name="Lato1" fo:font-size="11.25pt" fo:font-style="normal" fo:font-weight="normal" fo:background-color="#00ff00" loext:char-shading-value="0"/>
    </style:style>
    <style:style style:name="T5" style:family="text">
      <style:text-properties style:font-name="Lato1" fo:font-size="11.25pt" fo:font-style="normal" fo:font-weight="bold"/>
    </style:style>
    <style:style style:name="T6" style:family="text">
      <style:text-properties loext:padding="0cm" loext:border="none"/>
    </style:style>
    <style:style style:name="T7" style:family="text">
      <style:text-properties fo:background-color="#ffff00" loext:char-shading-value="0"/>
    </style:style>
    <style:style style:name="T8" style:family="text">
      <style:text-properties fo:font-weight="bold"/>
    </style:style>
    <style:style style:name="T9" style:family="text">
      <style:text-properties style:font-name="Lato" fo:font-size="11.5pt" fo:font-style="normal" fo:font-weight="normal" loext:padding="0cm" loext:border="none"/>
    </style:style>
    <style:style style:name="T10" style:family="text">
      <style:text-properties style:font-name="Lato" fo:font-size="11.5pt" fo:background-color="#ffff00" loext:char-shading-value="0"/>
    </style:style>
    <style:style style:name="T11" style:family="text">
      <style:text-properties style:font-name="Lato" fo:font-size="11.5pt" loext:padding="0cm" loext:border="none"/>
    </style:style>
    <style:style style:name="T12" style:family="text">
      <style:text-properties style:font-name="Lato" fo:font-size="11.5pt" fo:background-color="#00ff00" loext:char-shading-value="0"/>
    </style:style>
    <style:style style:name="T13" style:family="text">
      <style:text-properties style:font-name="Lato" fo:background-color="#ffff00" loext:char-shading-value="0"/>
    </style:style>
    <style:style style:name="T14" style:family="text">
      <style:text-properties style:font-name="Lato" loext:padding="0cm" loext:border="none"/>
    </style:style>
    <style:style style:name="T15" style:family="text">
      <style:text-properties style:font-name="Calibri" fo:font-size="11pt"/>
    </style:style>
    <style:style style:name="T16" style:family="text">
      <style:text-properties style:font-name="Calibri" fo:font-size="11pt" fo:font-weight="bold"/>
    </style:style>
    <style:style style:name="T17" style:family="text">
      <style:text-properties style:font-name="Calibri" fo:font-size="11pt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aliser une interface utilisateur web statique et adaptable :</text:p>
      <text:p text:style-name="P1">Git</text:p>
      <text:p text:style-name="P2">Dépôt distant créé sur GitHub : ok</text:p>
      <text:p text:style-name="P3">Avoir une arborescence propre (HTML, CSS, BOOTSTRAP) avec dans chaque dossier, un dossier assets (css-js) et un dossier src (docs-img),<text:span text:style-name="T1"> </text:span>munis de leurs fichiers respectifs si nécessaire : ok</text:p>
      <text:p text:style-name="P2">Avoir plus de 10 commits sur son dépôt : ok</text:p>
      <text:p text:style-name="P1">HTML </text:p>
      <text:p text:style-name="P6"> <text:span text:style-name="T2">Le code est soigneusement commenté et indenté : ok</text:span></text:p>
      <text:p text:style-name="P6"> <text:span text:style-name="T2">Arborescence du dossier (assets(css-js) / src(docs-img) / index.html-tableau.html-contact.html) : ok</text:span></text:p>
      <text:p text:style-name="P6"> <text:span text:style-name="T2">Un index.html pour la première page à ouvrir, puis autant de '.html' que de pages à afficher : ok</text:span></text:p>
      <text:p text:style-name="P6"> <text:span text:style-name="T2">Les liens doivent fonctionner : ok</text:span></text:p>
      <text:p text:style-name="P7"> <text:span text:style-name="T2">Chaque page du site contient un élément de titre </text:span><text:span text:style-name="T5">unique</text:span><text:span text:style-name="T2"> de section </text:span><text:span text:style-name="T5">h1</text:span><text:span text:style-name="T2"> </text:span><text:span text:style-name="T9">(utile pour un meilleur référencement) </text:span><text:span text:style-name="T2">et la hiérarchie h2&gt;h6 est respectée : </text:span><text:span text:style-name="T3">A revoir</text:span><text:span text:style-name="T2">, ce n'est pas le cas pour index.html</text:span></text:p>
      <text:p text:style-name="P6"> <text:span text:style-name="T2">La Navbar contient une liste non ordonnée ( ul&gt;li ) pour une utilisation future de sous liste : ok</text:span></text:p>
      <text:p text:style-name="P2">Chaque image ou élément non textuel est doté d'une alternative textuelle (`alt="" title=""`) : <text:span text:style-name="T7">A revoir</text:span>, ce n'est pas le cas</text:p>
      <text:p text:style-name="P2"><text:span text:style-name="T8">index.html</text:span> :</text:p>
      <text:p text:style-name="P6"> <text:span text:style-name="T2">Respect et cohérence des balises sémantiques (qui donnent une indication sur le contenu qu'elles contiennent)</text:span></text:p>
      <text:p text:style-name="P6"> <text:span text:style-name="T2">(`&lt;header&gt;&lt;nav&gt;&lt;section&gt;&lt;article&gt;&lt;footer&gt;`...) : ok</text:span></text:p>
      <text:p text:style-name="P4"><text:span text:style-name="T10">Cf.</text:span><text:span text:style-name="T6"> </text:span><text:span text:style-name="T11">: https://ncode.amorce.org/ressources/Pool/TB_DEV/WEB_HTML/HTML_02_balises_sectionnement.html</text:span></text:p>
      <text:p text:style-name="P2"><text:span text:style-name="T8">tableau.html</text:span> :</text:p>
      <text:p text:style-name="P2">Le tableau est construit à l'aide des balises `&lt;table&gt;&lt;thead&gt;&lt;tbody&gt;&lt;tr&gt;&lt;td&gt;` (De plus l'utilisation de `&lt;tfoot&gt;` est appréciée, mais pas dans notre cas présent) : ok</text:p>
      <text:p text:style-name="P2">Chaque image ou élément non textuel est dotée d'une alternative textuelle (`alt="" title=""`) : <text:span text:style-name="T7">A revoir</text:span>, ce n'est pas le cas</text:p>
      <text:p text:style-name="P1">contact.html :</text:p>
      <text:p text:style-name="P2">Le formulaire possède un attribut action=" ", une method=" " : ok</text:p>
      <text:p text:style-name="P6"> <text:span text:style-name="T2">`&lt;form  </text:span><text:span text:style-name="T4">action="http://bienvu.net/script.php "</text:span><text:span text:style-name="T2"> method=" get ou post"&gt;` : ok</text:span></text:p>
      <text:p text:style-name="P6"><text:soft-page-break/> <text:span text:style-name="T2">`&lt;label for=" " &gt;` qui pointent sur les `&lt;input id=" "&gt;` grâce aux attributs for et id :   </text:span><text:span text:style-name="T3">A revoir</text:span><text:span text:style-name="T2">, ce n'est pas le cas</text:span></text:p>
      <text:p text:style-name="P2">Attention, il faut autant de name que d'inputs : `&lt;input name=" "&gt;` :  <text:span text:style-name="T7">A revoir</text:span>, ce n'est pas le cas</text:p>
      <text:p text:style-name="P2">Le bouton <text:span text:style-name="T8">annuler</text:span> est de type <text:span text:style-name="T8">reset</text:span> et le bouton <text:span text:style-name="T8">envoyer </text:span>est de type <text:span text:style-name="T8">submit</text:span> : ok</text:p>
      <text:p text:style-name="P2">Les trois pages html s'affichent sans erreur lors de la vérification de validator.w3.org : ok</text:p>
      <text:p text:style-name="P1">CSS </text:p>
      <text:p text:style-name="P2">Les fichiers `.css` doivent se trouver dans le dossier `assets/css` : ok</text:p>
      <text:p text:style-name="P2">Dans l'ideal une seule feuille de style css (media queries comprises) : ok</text:p>
      <text:p text:style-name="P2">Utilisation des balises `&lt;header&gt;&lt;nav&gt;&lt;section&gt;&lt;article&gt;&lt;aside&gt;&lt;footer&gt;` : A revoir, manque &lt;aide&gt; plutôt que &lt;div class="col2"&gt;</text:p>
      <text:p text:style-name="P4"><text:span text:style-name="T13">Cf.</text:span><text:span text:style-name="T6"> </text:span><text:span text:style-name="T14">: </text:span><text:span text:style-name="T11">https://ncode.amorce.org/ressources/Pool/TB_DEV/WEB_HTML/HTML_02_balises_sectionnement.html</text:span></text:p>
      <text:p text:style-name="P2">Au breakpoint 768px, la colonne de droite disparait (.aside {display : none;}) : ok</text:p>
      <text:p text:style-name="P2">Au breakpoint 768px, les menus s'affichent verticalement (li{display : block;}) : ok</text:p>
      <text:p text:style-name="P2">Au breakpoint 768px, les polices doivent être redimensionnées :<text:span text:style-name="T7"> A revoir</text:span> ce n'est pas le cas</text:p>
      <text:p text:style-name="P2">Web responsive, utilisation des médias queries : ok</text:p>
      <text:p text:style-name="P8">Responsive des 3 pages .html :</text:p>
      <text:p text:style-name="P9">- Pour info, mettre tes images en width="..%" et height="auto", ça règle déjà bcp de pb ... </text:p>
      <text:p text:style-name="P9">- pour index mettre section et aside dans une div qui est en display : flex et mettre des largeurs en % pour section et aside </text:p>
      <text:p text:style-name="P4">Dans l'idéal, le tableau est scrollable : <text:span text:style-name="T12">A voir ensemble</text:span></text:p>
      <text:p text:style-name="P2">Pour info, mettre le tableau dans une `&lt;div id="container_tableau"&gt;` avec le CSS suivant :</text:p>
      <text:p text:style-name="P6">  <text:span text:style-name="T2">#container_tableau  { overflow-x:auto; }</text:span></text:p>
      <text:p text:style-name="P5"><text:span text:style-name="T16">Rappel </text:span><text:span text:style-name="T15">: penser à bien tester ses pages en responsive... </text:span><text:span text:style-name="T17">F12, au fur et à mesure de leur construction</text:span><text:span text:style-name="T15">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, sans-serif"/>
    <style:font-face style:name="Lato1" svg:font-family="Lato, apple-system, BlinkMacSystemFont, 'Segoe UI', Roboto, 'Helvetica Neue', Arial, sans-serif, 'Apple Color Emoji', 'Segoe UI Emoji', 'Segoe UI Symbol'"/>
    <style:font-face style:name="Lato" svg:font-family="Lato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8T08:43:42.203975803</meta:creation-date>
    <dc:date>2022-03-28T08:43:56.416877263</dc:date>
    <meta:editing-duration>PT14S</meta:editing-duration>
    <meta:editing-cycles>1</meta:editing-cycles>
    <meta:document-statistic meta:table-count="0" meta:image-count="0" meta:object-count="0" meta:page-count="2" meta:paragraph-count="43" meta:word-count="533" meta:character-count="3387" meta:non-whitespace-character-count="2876"/>
    <meta:generator>LibreOffice/6.4.7.2$Linux_X86_64 LibreOffice_project/40$Build-2</meta:generator>
  </office:meta>
</office:document-meta>
</file>